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deac" officeooo:paragraph-rsid="0014deac"/>
    </style:style>
    <style:style style:name="P2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14deac" officeooo:paragraph-rsid="0014deac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 style:list-style-name="L1">
      <style:text-properties officeooo:rsid="0014deac" officeooo:paragraph-rsid="0014deac"/>
    </style:style>
    <style:style style:name="P4" style:family="paragraph" style:parent-style-name="Standard" style:list-style-name="L1">
      <style:text-properties officeooo:rsid="00169807" officeooo:paragraph-rsid="0016980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ösungen zum Reihenproblem</text:p>
      <text:list xml:id="list3779223414" text:style-name="L1">
        <text:list-header>
          <text:p text:style-name="P3">Bei kleinem Sieg ist kein Spieler benachteiligt</text:p>
          <text:p text:style-name="P3"/>
        </text:list-header>
      </text:list>
      <text:p text:style-name="P1">Lösungsoptionen:</text:p>
      <text:list xml:id="list145219731574721" text:continue-numbering="true" text:style-name="L1">
        <text:list-item>
          <text:p text:style-name="P3">Regeln unverändert lassen → Schwarz hat Handycap</text:p>
        </text:list-item>
        <text:list-item>
          <text:p text:style-name="P3">Reihenbildung mit gegnerischen Steinen (1 geg. Stein 2 eigene Steine) → anspruchsvoller</text:p>
        </text:list-item>
        <text:list-item>
          <text:p text:style-name="P3">Art der Reihen irrelevant ( großer Sieg)</text:p>
        </text:list-item>
        <text:list-item>
          <text:p text:style-name="P4">Steineraub (siehe Regelwerk)</text:p>
        </text:list-item>
        <text:list-item>
          <text:p text:style-name="P3">Weglassen des Reihenmodus (Fokus auf genauere Ausarbeitung des Punktmodus)</text:p>
          <text:p text:style-name="P3"/>
        </text:list-item>
      </text:list>
      <text:p text:style-name="P1"/>
      <text:p text:style-name="P1">→ Alle Versionen als eigener Spielmodus möglic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5:03:06.709000000</meta:creation-date>
    <dc:date>2018-03-12T14:52:19.571000000</dc:date>
    <meta:editing-duration>PT5M6S</meta:editing-duration>
    <meta:editing-cycles>2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9" meta:word-count="61" meta:character-count="424" meta:non-whitespace-character-count="376"/>
  </office:meta>
</office:document-meta>
</file>